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end" style:justify-single-word="false"/>
      <style:text-properties officeooo:rsid="001e3187" officeooo:paragraph-rsid="000d250b"/>
    </style:style>
    <style:style style:name="P2" style:family="paragraph" style:parent-style-name="Text_20_body">
      <style:paragraph-properties fo:line-height="150%" fo:text-align="start" style:justify-single-word="false"/>
      <style:text-properties officeooo:rsid="001925f4" officeooo:paragraph-rsid="000d250b"/>
    </style:style>
    <style:style style:name="P3" style:family="paragraph" style:parent-style-name="Text_20_body">
      <style:paragraph-properties fo:text-align="start" style:justify-single-word="false"/>
      <style:text-properties officeooo:rsid="001925f4" officeooo:paragraph-rsid="000d250b"/>
    </style:style>
    <style:style style:name="P4" style:family="paragraph" style:parent-style-name="Text_20_body" style:list-style-name="L1">
      <style:paragraph-properties fo:line-height="150%" fo:text-align="start" style:justify-single-word="false"/>
      <style:text-properties officeooo:rsid="001925f4" officeooo:paragraph-rsid="000d250b"/>
    </style:style>
    <style:style style:name="P5" style:family="paragraph" style:parent-style-name="Text_20_body">
      <style:paragraph-properties fo:line-height="150%" fo:text-align="justify" style:justify-single-word="false"/>
      <style:text-properties officeooo:rsid="000fb55a" officeooo:paragraph-rsid="000fb55a"/>
    </style:style>
    <style:style style:name="P6" style:family="paragraph" style:parent-style-name="Heading_20_2">
      <style:paragraph-properties fo:text-align="center" style:justify-single-word="false"/>
      <style:text-properties officeooo:rsid="00183972" officeooo:paragraph-rsid="000d250b"/>
    </style:style>
    <style:style style:name="P7" style:family="paragraph" style:parent-style-name="Heading_20_2">
      <style:paragraph-properties fo:text-align="center" style:justify-single-word="false"/>
      <style:text-properties officeooo:paragraph-rsid="000d250b"/>
    </style:style>
    <style:style style:name="T1" style:family="text">
      <style:text-properties officeooo:rsid="001e5c4c"/>
    </style:style>
    <style:style style:name="T2" style:family="text">
      <style:text-properties officeooo:rsid="00167027"/>
    </style:style>
    <style:style style:name="T3" style:family="text">
      <style:text-properties officeooo:rsid="000f3c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6" text:outline-level="2">Distributed systems</text:h>
      <text:h text:style-name="P7" text:outline-level="2">User guide for “Fly and frog” <text:span text:style-name="T3">peer-to-peer </text:span>game </text:h>
      <text:h text:style-name="P7" text:outline-level="2">Homework <text:span text:style-name="T3">3</text:span></text:h>
      <text:p text:style-name="P3"/>
      <text:p text:style-name="P5">The game is in a Java .jar file. </text:p>
      <text:p text:style-name="P2"/>
      <text:p text:style-name="P2"/>
      <text:p text:style-name="P2"/>
      <text:p text:style-name="P2"/>
      <text:p text:style-name="P2"/>
      <text:p text:style-name="P2"/>
      <text:p text:style-name="P1">Game Creators:</text:p>
      <text:p text:style-name="P1">Rauno Paal</text:p>
      <text:p text:style-name="P1">Annett Saar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1:04:11.329049766</meta:creation-date>
    <dc:date>2016-01-23T14:54:47.490243105</dc:date>
    <meta:editing-duration>PT36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26" meta:character-count="147" meta:non-whitespace-character-count="126"/>
  </office:meta>
</office:document-meta>
</file>